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1.954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154cm"/>
    </style:style>
    <style:style style:name="gr3" style:family="graphic" style:parent-style-name="standard">
      <style:graphic-properties draw:textarea-horizontal-align="justify" draw:textarea-vertical-align="middle" draw:auto-grow-height="false" fo:min-height="2.251cm" fo:min-width="4.00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2.254cm"/>
    </style:style>
    <style:style style:name="gr6" style:family="graphic" style:parent-style-name="standard">
      <style:graphic-properties draw:textarea-horizontal-align="justify" draw:textarea-vertical-align="middle" draw:auto-grow-height="false" fo:min-height="1.014cm" fo:min-width="2.26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11" style:family="graphic" style:parent-style-name="standard">
      <style:graphic-properties draw:textarea-horizontal-align="justify" draw:textarea-vertical-align="middle" draw:auto-grow-height="false" fo:min-height="1.104cm" fo:min-width="1.854cm"/>
    </style:style>
    <style:style style:name="gr12" style:family="graphic" style:parent-style-name="objectwithoutfill">
      <style:graphic-properties draw:marker-start="Arrow" draw:marker-end="Arrow" draw:fill="none" draw:textarea-vertical-align="middle"/>
    </style:style>
    <style:style style:name="gr13" style:family="graphic" style:parent-style-name="objectwithoutfill">
      <style:graphic-properties draw:marker-start="" draw:marker-end="Arrow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278cm" fo:min-width="8.2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1.5cm" svg:x="5.5cm" svg:y="12.5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1.5cm" svg:x="13.6cm" svg:y="6.8cm">
          <text:p text:style-name="P1"><text:span text:style-name="T2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4cm" svg:height="2.5cm" svg:x="10.8cm" svg:y="8.9cm">
          <text:p text:style-name="P1"><text:span text:style-name="T1">NMEA </text:span></text:p>
          <text:p text:style-name="P1"><text:span text:style-name="T1">Multiplex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draw:layer="layout" svg:width="2.8cm" svg:height="2.7cm" svg:x="20.1cm" svg:y="3cm">
          <text:p text:style-name="P1"><text:span text:style-name="T2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8.9cm" svg:y="12.5cm">
          <text:p text:style-name="P1"><text:span text:style-name="T2">TCP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9cm" svg:height="1.4cm" svg:x="9cm" svg:y="6.8cm">
          <text:p text:style-name="P1"><text:span text:style-name="T2">Track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3cm" svg:height="1.9cm" svg:x="4.086cm" svg:y="4.163cm">
          <text:p text:style-name="P1"><text:span text:style-name="T2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4" draw:layer="layout" svg:x1="23cm" svg:y1="4.5cm" svg:x2="27.2cm" svg:y2="4.5cm">
          <text:p/>
        </draw:line>
        <draw:frame draw:style-name="gr9" draw:text-style-name="P5" draw:layer="layout" svg:width="3.199cm" svg:height="0.729cm" svg:x="24.501cm" svg:y="3.471cm">
          <draw:text-box>
            <text:p><text:span text:style-name="T1">Http port 8080</text:span></text:p>
          </draw:text-box>
        </draw:frame>
        <draw:frame draw:style-name="gr10" draw:text-style-name="P6" draw:layer="layout" svg:width="4.27cm" svg:height="0.962cm" svg:x="23.13cm" svg:y="17.238cm">
          <draw:text-box>
            <text:p>Anav Android</text:p>
          </draw:text-box>
        </draw:frame>
        <draw:custom-shape draw:style-name="gr11" draw:text-style-name="P3" draw:layer="layout" svg:width="2.5cm" svg:height="1.5cm" svg:x="18.6cm" svg:y="6.8cm">
          <text:p text:style-name="P1"><text:span text:style-name="T2">Rout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9.1cm" svg:y="12.7cm">
          <text:p text:style-name="P1"><text:span text:style-name="T2">TCP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5.6cm" svg:y="12.473cm">
          <text:p text:style-name="P1"><text:span text:style-name="T2">TCP</text:span><text:span text:style-name="T2"><text:line-break/></text:span><text:span text:style-name="T2">Read</text:span><text:span text:style-name="T2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5.8cm" svg:y="12.7cm">
          <text:p text:style-name="P1"><text:span text:style-name="T2">TC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2cm" svg:y="12.5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2.2cm" svg:y="12.7cm">
          <text:p text:style-name="P1"><text:span text:style-name="T2">UDP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8.6cm" svg:y="12.5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8.8cm" svg:y="12.7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6cm" svg:height="1.5cm" svg:x="5.6cm" svg:y="12.7cm">
          <text:p text:style-name="P1"><text:span text:style-name="T1">B</text:span><text:span text:style-name="T1">l</text:span><text:span text:style-name="T1">u</text:span><text:span text:style-name="T1">e</text:span><text:span text:style-name="T1">t</text:span><text:span text:style-name="T1">o</text:span><text:span text:style-name="T1">o</text:span><text:span text:style-name="T1">t</text:span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2.3cm" svg:y="12.5cm">
          <text:p text:style-name="P1"><text:span text:style-name="T2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2.4cm" svg:y="12.7cm">
          <text:p text:style-name="P1"><text:span text:style-name="T2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22.3cm" svg:y="12.5cm">
          <text:p text:style-name="P1"><text:span text:style-name="T2">Internal</text:span><text:span text:style-name="T2"><text:line-break/></text:span><text:span text:style-name="T2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4" draw:layer="layout" svg:x1="3.6cm" svg:y1="12.4cm" svg:x2="11.5cm" svg:y2="10.3cm">
          <text:p/>
        </draw:line>
        <draw:line draw:style-name="gr12" draw:text-style-name="P4" draw:layer="layout" svg:x1="6.7cm" svg:y1="12.4cm" svg:x2="11.1cm" svg:y2="10.8cm">
          <text:p/>
        </draw:line>
        <draw:line draw:style-name="gr12" draw:text-style-name="P4" draw:layer="layout" svg:x1="10.3cm" svg:y1="12.6cm" svg:x2="11.6cm" svg:y2="11.4cm">
          <text:p/>
        </draw:line>
        <draw:line draw:style-name="gr12" draw:text-style-name="P4" draw:layer="layout" svg:x1="13.5cm" svg:y1="12.5cm" svg:x2="13.6cm" svg:y2="11.4cm">
          <text:p/>
        </draw:line>
        <draw:line draw:style-name="gr12" draw:text-style-name="P4" draw:layer="layout" svg:x1="16.1cm" svg:y1="12.4cm" svg:x2="16.1cm" svg:y2="11.4cm">
          <text:p/>
        </draw:line>
        <draw:line draw:style-name="gr12" draw:text-style-name="P4" draw:layer="layout" svg:x1="19.2cm" svg:y1="12.6cm" svg:x2="16.8cm" svg:y2="11.2cm">
          <text:p/>
        </draw:line>
        <draw:line draw:style-name="gr13" draw:text-style-name="P4" draw:layer="layout" svg:x1="23.1cm" svg:y1="12.4cm" svg:x2="17.4cm" svg:y2="10.3cm">
          <text:p/>
        </draw:line>
        <draw:custom-shape draw:style-name="gr14" draw:text-style-name="P3" draw:layer="layout" svg:width="9cm" svg:height="2.8cm" svg:x="9.4cm" svg:y="3cm">
          <text:p text:style-name="P1"><text:span text:style-name="T2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11.8cm" svg:y1="9.6cm" svg:x2="10.7cm" svg:y2="8.2cm">
          <text:p/>
        </draw:line>
        <draw:line draw:style-name="gr13" draw:text-style-name="P4" draw:layer="layout" svg:x1="14.7cm" svg:y1="8.9cm" svg:x2="14.7cm" svg:y2="8.4cm">
          <text:p/>
        </draw:line>
        <draw:line draw:style-name="gr12" draw:text-style-name="P4" draw:layer="layout" svg:x1="17.8cm" svg:y1="9.5cm" svg:x2="19.8cm" svg:y2="8.3cm">
          <text:p/>
        </draw:line>
        <draw:line draw:style-name="gr12" draw:text-style-name="P4" draw:layer="layout" svg:x1="11.2cm" svg:y1="6.8cm" svg:x2="11.2cm" svg:y2="5.8cm">
          <text:p/>
        </draw:line>
        <draw:line draw:style-name="gr12" draw:text-style-name="P4" draw:layer="layout" svg:x1="15.4cm" svg:y1="6.7cm" svg:x2="15.4cm" svg:y2="5.8cm">
          <text:p/>
        </draw:line>
        <draw:line draw:style-name="gr12" draw:text-style-name="P4" draw:layer="layout" svg:x1="18.8cm" svg:y1="6.8cm" svg:x2="17.9cm" svg:y2="5.8cm">
          <text:p/>
        </draw:line>
        <draw:line draw:style-name="gr12" draw:text-style-name="P4" draw:layer="layout" svg:x1="6.4cm" svg:y1="5.2cm" svg:x2="9.4cm" svg:y2="4.6cm">
          <text:p/>
        </draw:line>
        <draw:line draw:style-name="gr12" draw:text-style-name="P4" draw:layer="layout" svg:x1="18.4cm" svg:y1="4.5cm" svg:x2="20.1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18:24:34</meta:creation-date>
    <dc:date>2021-04-19T09:55:53.043512683</dc:date>
    <meta:editing-duration>P6DT3H38M57S</meta:editing-duration>
    <meta:editing-cycles>5</meta:editing-cycles>
    <meta:generator>LibreOffice/6.0.7.3$Linux_X86_64 LibreOffice_project/00m0$Build-3</meta:generator>
    <dc:creator>Andreas </dc:creator>
    <meta:document-statistic meta:object-count="38"/>
  </office:meta>
</office:document-meta>
</file>